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e1" style:family="table">
      <style:table-properties style:width="11.709cm" fo:margin-left="0cm" table:align="left"/>
    </style:style>
    <style:style style:name="Tabelle1.A" style:family="table-column">
      <style:table-column-properties style:column-width="1.577cm"/>
    </style:style>
    <style:style style:name="Tabelle1.B" style:family="table-column">
      <style:table-column-properties style:column-width="10.132cm"/>
    </style:style>
    <style:style style:name="Tabelle1.A1" style:family="table-cell">
      <style:table-cell-properties fo:background-color="#ffffff" fo:padding-left="0.265cm" fo:padding-right="0.265cm" fo:padding-top="0cm" fo:padding-bottom="0cm" fo:border="none">
        <style:background-image/>
      </style:table-cell-properties>
    </style:style>
    <style:style style:name="Tabelle2" style:family="table">
      <style:table-properties style:width="5.075cm" fo:margin-left="0cm" table:align="left"/>
    </style:style>
    <style:style style:name="Tabelle2.A" style:family="table-column">
      <style:table-column-properties style:column-width="1.577cm"/>
    </style:style>
    <style:style style:name="Tabelle2.B" style:family="table-column">
      <style:table-column-properties style:column-width="3.498cm"/>
    </style:style>
    <style:style style:name="Tabelle2.A1" style:family="table-cell">
      <style:table-cell-properties fo:background-color="#ffffff" fo:padding-left="0.265cm" fo:padding-right="0.265cm" fo:padding-top="0cm" fo:padding-bottom="0cm" fo:border="none" fo:wrap-option="no-wrap">
        <style:background-image/>
      </style:table-cell-properties>
    </style:style>
    <style:style style:name="Tabelle3" style:family="table">
      <style:table-properties style:width="7.788cm" fo:margin-left="0cm" table:align="left"/>
    </style:style>
    <style:style style:name="Tabelle3.A" style:family="table-column">
      <style:table-column-properties style:column-width="1.323cm"/>
    </style:style>
    <style:style style:name="Tabelle3.B" style:family="table-column">
      <style:table-column-properties style:column-width="6.465cm"/>
    </style:style>
    <style:style style:name="Tabelle3.A1" style:family="table-cell">
      <style:table-cell-properties style:vertical-align="middle" fo:background-color="#ffffff" fo:padding="0.026cm" fo:border="none">
        <style:background-image/>
      </style:table-cell-properties>
    </style:style>
    <style:style style:name="Tabelle3.A2" style:family="table-cell">
      <style:table-cell-properties fo:background-color="#ffffff" fo:padding-left="0.265cm" fo:padding-right="0.265cm" fo:padding-top="0cm" fo:padding-bottom="0cm" fo:border="none">
        <style:background-image/>
      </style:table-cell-properties>
    </style:style>
    <style:style style:name="Tabelle4" style:family="table">
      <style:table-properties style:width="11.802cm" fo:margin-left="0cm" table:align="left"/>
    </style:style>
    <style:style style:name="Tabelle4.A" style:family="table-column">
      <style:table-column-properties style:column-width="1.323cm"/>
    </style:style>
    <style:style style:name="Tabelle4.B" style:family="table-column">
      <style:table-column-properties style:column-width="10.479cm"/>
    </style:style>
    <style:style style:name="Tabelle4.A1" style:family="table-cell">
      <style:table-cell-properties fo:background-color="#ffffff" fo:padding-left="0.265cm" fo:padding-right="0.265cm" fo:padding-top="0cm" fo:padding-bottom="0cm" fo:border="none">
        <style:background-image/>
      </style:table-cell-properties>
    </style:style>
    <style:style style:name="Tabelle5" style:family="table">
      <style:table-properties style:width="7.962cm" fo:margin-left="0cm" table:align="left"/>
    </style:style>
    <style:style style:name="Tabelle5.A" style:family="table-column">
      <style:table-column-properties style:column-width="1.323cm"/>
    </style:style>
    <style:style style:name="Tabelle5.B" style:family="table-column">
      <style:table-column-properties style:column-width="6.639cm"/>
    </style:style>
    <style:style style:name="Tabelle5.A1" style:family="table-cell">
      <style:table-cell-properties fo:background-color="#ffffff" fo:padding-left="0.265cm" fo:padding-right="0.265cm" fo:padding-top="0cm" fo:padding-bottom="0cm" fo:border="none">
        <style:background-image/>
      </style:table-cell-properties>
    </style:style>
    <style:style style:name="Tabelle6" style:family="table">
      <style:table-properties style:width="16.531cm" fo:margin-left="0cm" table:align="left"/>
    </style:style>
    <style:style style:name="Tabelle6.A" style:family="table-column">
      <style:table-column-properties style:column-width="1.323cm"/>
    </style:style>
    <style:style style:name="Tabelle6.B" style:family="table-column">
      <style:table-column-properties style:column-width="15.208cm"/>
    </style:style>
    <style:style style:name="Tabelle6.A1" style:family="table-cell">
      <style:table-cell-properties fo:background-color="#ffffff" fo:padding-left="0.265cm" fo:padding-right="0.265cm" fo:padding-top="0cm" fo:padding-bottom="0cm" fo:border="none">
        <style:background-image/>
      </style:table-cell-properties>
    </style:style>
    <style:style style:name="Tabelle7" style:family="table">
      <style:table-properties style:width="11.802cm" fo:margin-left="0cm" table:align="left"/>
    </style:style>
    <style:style style:name="Tabelle7.A" style:family="table-column">
      <style:table-column-properties style:column-width="1.323cm"/>
    </style:style>
    <style:style style:name="Tabelle7.B" style:family="table-column">
      <style:table-column-properties style:column-width="10.479cm"/>
    </style:style>
    <style:style style:name="Tabelle7.A1" style:family="table-cell">
      <style:table-cell-properties fo:background-color="#ffffff" fo:padding-left="0.265cm" fo:padding-right="0.265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style:line-height-at-least="0.529cm"/>
    </style:style>
    <style:style style:name="P2" style:family="paragraph" style:parent-style-name="Standard">
      <style:paragraph-properties fo:margin-top="0cm" fo:margin-bottom="0cm" style:line-height-at-least="0.529cm"/>
      <style:text-properties fo:color="#24292e" style:font-name="Consolas" fo:font-size="9pt" style:font-name-asian="Times New Roman" style:font-size-asian="9pt" style:language-asian="de" style:country-asian="DE" style:font-name-complex="Segoe UI" style:font-size-complex="9pt"/>
    </style:style>
    <style:style style:name="P3" style:family="paragraph" style:parent-style-name="Standard">
      <style:paragraph-properties fo:margin-top="0cm" fo:margin-bottom="0cm" style:line-height-at-least="0.529cm" fo:text-align="end" style:justify-single-word="false"/>
      <style:text-properties fo:color="#24292e" style:font-name="Consolas" fo:font-size="9pt" style:font-name-asian="Times New Roman" style:font-size-asian="9pt" style:language-asian="de" style:country-asian="DE" style:font-name-complex="Segoe UI" style:font-size-complex="9pt"/>
    </style:style>
    <style:style style:name="P4" style:family="paragraph" style:parent-style-name="Standard">
      <style:paragraph-properties fo:margin-top="0cm" fo:margin-bottom="0cm" fo:line-height="100%"/>
      <style:text-properties fo:color="#24292e" style:font-name="Segoe UI" fo:font-size="10.5pt" style:font-name-asian="Times New Roman" style:font-size-asian="10.5pt" style:language-asian="de" style:country-asian="DE" style:font-name-complex="Segoe UI" style:font-size-complex="10.5pt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" style:font-size-asian="10pt" style:language-asian="de" style:country-asian="DE" style:font-name-complex="Times New Roman" style:font-size-complex="10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de" style:country-asian="DE" style:font-name-complex="Courier New" style:font-size-complex="10pt"/>
    </style:style>
    <style:style style:name="P7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6a737d" style:font-name="Consolas" fo:font-size="9pt" style:font-name-asian="Times New Roman" style:font-size-asian="9pt" style:language-asian="de" style:country-asian="DE" style:font-name-complex="Segoe UI" style:font-size-complex="9pt"/>
    </style:style>
    <style:style style:name="T2" style:family="text">
      <style:text-properties fo:color="#d73a49" style:font-name="Consolas" fo:font-size="9pt" style:font-name-asian="Times New Roman" style:font-size-asian="9pt" style:language-asian="de" style:country-asian="DE" style:font-name-complex="Segoe UI" style:font-size-complex="9pt"/>
    </style:style>
    <style:style style:name="T3" style:family="text">
      <style:text-properties fo:color="#24292e" style:font-name="Consolas" fo:font-size="9pt" style:font-name-asian="Times New Roman" style:font-size-asian="9pt" style:language-asian="de" style:country-asian="DE" style:font-name-complex="Segoe UI" style:font-size-complex="9pt"/>
    </style:style>
    <style:style style:name="T4" style:family="text">
      <style:text-properties fo:color="#032f62" style:font-name="Consolas" fo:font-size="9pt" style:font-name-asian="Times New Roman" style:font-size-asian="9pt" style:language-asian="de" style:country-asian="DE" style:font-name-complex="Segoe UI" style:font-size-complex="9pt"/>
    </style:style>
    <style:style style:name="T5" style:family="text">
      <style:text-properties fo:color="#005cc5" style:font-name="Consolas" fo:font-size="9pt" style:font-name-asian="Times New Roman" style:font-size-asian="9pt" style:language-asian="de" style:country-asian="DE" style:font-name-complex="Segoe UI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fgabe 1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span text:style-name="Absatz-Standardschriftart"><text:span text:style-name="T1"/></text:span></text:p>
          </table:table-cell>
          <table:table-cell office:value-type="string">
            <text:p text:style-name="P1"><text:span text:style-name="Absatz-Standardschriftart"><text:span text:style-name="T1"># "$#" gibt die Anzahl an Param. ab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1">#echo "$#"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1"># "$@" gibt alle Param in ein String ab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1">#echo "$@"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2"/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2">if</text:span></text:span><text:span text:style-name="Absatz-Standardschriftart"><text:span text:style-name="T3"> [[ </text:span></text:span><text:span text:style-name="Absatz-Standardschriftart"><text:span text:style-name="T4">"</text:span></text:span><text:span text:style-name="Absatz-Standardschriftart"><text:span text:style-name="T3">$#</text:span></text:span><text:span text:style-name="Absatz-Standardschriftart"><text:span text:style-name="T4">"</text:span></text:span><text:span text:style-name="Absatz-Standardschriftart"><text:span text:style-name="T3"> </text:span></text:span><text:span text:style-name="Absatz-Standardschriftart"><text:span text:style-name="T2">-eq</text:span></text:span><text:span text:style-name="Absatz-Standardschriftart"><text:span text:style-name="T3"> 0 ]]</text:span></text:span><text:span text:style-name="Absatz-Standardschriftart"><text:span text:style-name="T2">;</text:span></text:span><text:span text:style-name="Absatz-Standardschriftart"><text:span text:style-name="T3"> </text:span></text:span><text:span text:style-name="Absatz-Standardschriftart"><text:span text:style-name="T2">then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3"><text:s text:c="2"/></text:span></text:span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'No Arguments!'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3"><text:s text:c="2"/></text:span></text:span><text:span text:style-name="Absatz-Standardschriftart"><text:span text:style-name="T5">exit</text:span></text:span><text:span text:style-name="Absatz-Standardschriftart"><text:span text:style-name="T3"> 1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2">else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3"><text:s text:c="2"/></text:span></text:span><text:span text:style-name="Absatz-Standardschriftart"><text:span text:style-name="T1"># gebe alle Parameter in jeweils eine andere Zeile ab 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3"><text:s text:c="2"/></text:span></text:span><text:span text:style-name="Absatz-Standardschriftart"><text:span text:style-name="T2">for</text:span></text:span><text:span text:style-name="Absatz-Standardschriftart"><text:span text:style-name="T3"> a </text:span></text:span><text:span text:style-name="Absatz-Standardschriftart"><text:span text:style-name="T2">in</text:span></text:span><text:span text:style-name="Absatz-Standardschriftart"><text:span text:style-name="T3"> </text:span></text:span><text:span text:style-name="Absatz-Standardschriftart"><text:span text:style-name="T4">"</text:span></text:span><text:span text:style-name="Absatz-Standardschriftart"><text:span text:style-name="T3">$@</text:span></text:span><text:span text:style-name="Absatz-Standardschriftart"><text:span text:style-name="T4">"</text:span></text:span><text:span text:style-name="Absatz-Standardschriftart"><text:span text:style-name="T2">;</text:span></text:span><text:span text:style-name="Absatz-Standardschriftart"><text:span text:style-name="T3"> </text:span></text:span><text:span text:style-name="Absatz-Standardschriftart"><text:span text:style-name="T2">do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3"><text:s text:c="4"/></text:span></text:span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</text:span></text:span><text:span text:style-name="Absatz-Standardschriftart"><text:span text:style-name="T3">$a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3"><text:s text:c="2"/></text:span></text:span><text:span text:style-name="Absatz-Standardschriftart"><text:span text:style-name="T2">done</text:span>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"><text:span text:style-name="Absatz-Standardschriftart"><text:span text:style-name="T2">fi</text:span></text:span></text:p>
          </table:table-cell>
        </table:table-row>
      </table:table>
      <text:p text:style-name="Standard"/>
      <text:p text:style-name="Standard">Aufgabe 2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2"/>
          </table:table-cell>
        </table:table-row>
        <table:table-row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"><text:span text:style-name="Absatz-Standardschriftart"><text:span text:style-name="T2">for</text:span></text:span><text:span text:style-name="Absatz-Standardschriftart"><text:span text:style-name="T3"> a </text:span></text:span><text:span text:style-name="Absatz-Standardschriftart"><text:span text:style-name="T2">in</text:span></text:span><text:span text:style-name="Absatz-Standardschriftart"><text:span text:style-name="T3"> </text:span></text:span><text:span text:style-name="Absatz-Standardschriftart"><text:span text:style-name="T4">"</text:span></text:span><text:span text:style-name="Absatz-Standardschriftart"><text:span text:style-name="T3">$@</text:span></text:span><text:span text:style-name="Absatz-Standardschriftart"><text:span text:style-name="T4">"</text:span></text:span><text:span text:style-name="Absatz-Standardschriftart"><text:span text:style-name="T2">;</text:span></text:span><text:span text:style-name="Absatz-Standardschriftart"><text:span text:style-name="T3"> </text:span></text:span><text:span text:style-name="Absatz-Standardschriftart"><text:span text:style-name="T2">do</text:span></text:span></text:p>
          </table:table-cell>
        </table:table-row>
        <table:table-row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"><text:span text:style-name="Absatz-Standardschriftart"><text:span text:style-name="T3"><text:s text:c="2"/></text:span></text:span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</text:span></text:span><text:span text:style-name="Absatz-Standardschriftart"><text:span text:style-name="T3">$a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2"/>
          </table:table-cell>
        </table:table-row>
        <table:table-row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1"><text:span text:style-name="Absatz-Standardschriftart"><text:span text:style-name="T2">done</text:span></text:span></text:p>
          </table:table-cell>
        </table:table-row>
      </table:table>
      <text:p text:style-name="Standard"/>
      <text:p text:style-name="Standard">Aufgabe 3: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/>
          </table:table-cell>
          <table:table-cell office:value-type="string">
            <text:p text:style-name="P4"/>
          </table:table-cell>
        </table:table-row>
        <table:table-row>
          <table:table-cell table:style-name="Tabelle3.A2"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><text:s/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3">DSTRING= </text:span></text:span><text:span text:style-name="Absatz-Standardschriftart"><text:span text:style-name="T4">``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1">#grep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1">#r -&gt; recursive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1">#n -&gt; get the line Number if found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1">#I -&gt; no Binary file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1">#o -&gt; only matching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2"><text:s/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1"># Gibt den Dateinamen aus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3">DSTRING=</text:span></text:span><text:span text:style-name="Absatz-Standardschriftart"><text:span text:style-name="T4">`grep -rI Date: </text:span></text:span><text:span text:style-name="Absatz-Standardschriftart"><text:span text:style-name="T3">${PWD}</text:span></text:span><text:span text:style-name="Absatz-Standardschriftart"><text:span text:style-name="T4">`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2"/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1"># oder geht auch mit</text:span></text:span>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1"><text:span text:style-name="Absatz-Standardschriftart"><text:span text:style-name="T1">#DSTRING=`grep -rI Date: *`</text:span></text:span></text:p>
          </table:table-cell>
        </table:table-row>
        <text:soft-page-break/>
        <table:table-row>
          <table:table-cell table:style-name="Tabelle3.A2" office:value-type="string">
            <text:p text:style-name="P3"/>
          </table:table-cell>
          <table:table-cell table:style-name="Tabelle3.A1" office:value-type="string">
            <text:p text:style-name="P5"/>
          </table:table-cell>
        </table:table-row>
      </table:table>
      <text:p text:style-name="Standard"/>
      <text:p text:style-name="Standard">Aufgabe 4: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2"/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yea=</text:span></text:span><text:span text:style-name="Absatz-Standardschriftart"><text:span text:style-name="T4">''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mnt=</text:span></text:span><text:span text:style-name="Absatz-Standardschriftart"><text:span text:style-name="T4">''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day=</text:span></text:span><text:span text:style-name="Absatz-Standardschriftart"><text:span text:style-name="T4">''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hrs=</text:span></text:span><text:span text:style-name="Absatz-Standardschriftart"><text:span text:style-name="T4">''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min=</text:span></text:span><text:span text:style-name="Absatz-Standardschriftart"><text:span text:style-name="T4">''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sec=</text:span></text:span><text:span text:style-name="Absatz-Standardschriftart"><text:span text:style-name="T4">''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2"/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DSTRING= </text:span></text:span><text:span text:style-name="Absatz-Standardschriftart"><text:span text:style-name="T4">``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2"/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1"># Gibt den Datum aus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1">#DSTRING=`grep -rI Date: eml/ | cut -d ":" -f 3`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DSTRING=</text:span></text:span><text:span text:style-name="Absatz-Standardschriftart"><text:span text:style-name="T4">`grep -rI Date: Beispielmails/ </text:span></text:span><text:span text:style-name="Absatz-Standardschriftart"><text:span text:style-name="T2">|</text:span></text:span><text:span text:style-name="Absatz-Standardschriftart"><text:span text:style-name="T4"> cut -d ":" -f 3`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2"/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1"># Mon, 19 Mar 2018 15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yea=</text:span></text:span><text:span text:style-name="Absatz-Standardschriftart"><text:span text:style-name="T4">$(echo </text:span></text:span><text:span text:style-name="Absatz-Standardschriftart"><text:span text:style-name="T3">$DSTRING</text:span></text:span><text:span text:style-name="Absatz-Standardschriftart"><text:span text:style-name="T4"> </text:span></text:span><text:span text:style-name="Absatz-Standardschriftart"><text:span text:style-name="T2">|</text:span></text:span><text:span text:style-name="Absatz-Standardschriftart"><text:span text:style-name="T4"> cut -d " " -f 4)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mnt=</text:span></text:span><text:span text:style-name="Absatz-Standardschriftart"><text:span text:style-name="T4">$(echo </text:span></text:span><text:span text:style-name="Absatz-Standardschriftart"><text:span text:style-name="T3">$DSTRING</text:span></text:span><text:span text:style-name="Absatz-Standardschriftart"><text:span text:style-name="T4"> </text:span></text:span><text:span text:style-name="Absatz-Standardschriftart"><text:span text:style-name="T2">|</text:span></text:span><text:span text:style-name="Absatz-Standardschriftart"><text:span text:style-name="T4"> cut -d " " -f 3)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day=</text:span></text:span><text:span text:style-name="Absatz-Standardschriftart"><text:span text:style-name="T4">$(echo </text:span></text:span><text:span text:style-name="Absatz-Standardschriftart"><text:span text:style-name="T3">$DSTRING</text:span></text:span><text:span text:style-name="Absatz-Standardschriftart"><text:span text:style-name="T4"> </text:span></text:span><text:span text:style-name="Absatz-Standardschriftart"><text:span text:style-name="T2">|</text:span></text:span><text:span text:style-name="Absatz-Standardschriftart"><text:span text:style-name="T4"> cut -d " " -f 2)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hrs=</text:span></text:span><text:span text:style-name="Absatz-Standardschriftart"><text:span text:style-name="T4">$(echo </text:span></text:span><text:span text:style-name="Absatz-Standardschriftart"><text:span text:style-name="T3">$DSTRING</text:span></text:span><text:span text:style-name="Absatz-Standardschriftart"><text:span text:style-name="T4"> </text:span></text:span><text:span text:style-name="Absatz-Standardschriftart"><text:span text:style-name="T2">|</text:span></text:span><text:span text:style-name="Absatz-Standardschriftart"><text:span text:style-name="T4"> cut -d " " -f 5)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2"/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min=</text:span></text:span><text:span text:style-name="Absatz-Standardschriftart"><text:span text:style-name="T4">`grep -rI Date: Beispielmails/ </text:span></text:span><text:span text:style-name="Absatz-Standardschriftart"><text:span text:style-name="T2">|</text:span></text:span><text:span text:style-name="Absatz-Standardschriftart"><text:span text:style-name="T4"> cut -d ":" -f 4`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3">_sec=</text:span></text:span><text:span text:style-name="Absatz-Standardschriftart"><text:span text:style-name="T4">`grep -rI Date: Beispielmails/ </text:span></text:span><text:span text:style-name="Absatz-Standardschriftart"><text:span text:style-name="T2">|</text:span></text:span><text:span text:style-name="Absatz-Standardschriftart"><text:span text:style-name="T4"> cut -d ":" -f 5`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2"/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----------------------------"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Year: </text:span></text:span><text:span text:style-name="Absatz-Standardschriftart"><text:span text:style-name="T3">$_yea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Mnth: </text:span></text:span><text:span text:style-name="Absatz-Standardschriftart"><text:span text:style-name="T3">$_mnt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Day : </text:span></text:span><text:span text:style-name="Absatz-Standardschriftart"><text:span text:style-name="T3">$_day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Hour: </text:span></text:span><text:span text:style-name="Absatz-Standardschriftart"><text:span text:style-name="T3">$_hrs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2"/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Min : </text:span></text:span><text:span text:style-name="Absatz-Standardschriftart"><text:span text:style-name="T3">$_min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Sec : </text:span></text:span><text:span text:style-name="Absatz-Standardschriftart"><text:span text:style-name="T3">$_sec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4.A1" office:value-type="string">
            <text:p text:style-name="P3"/>
          </table:table-cell>
          <table:table-cell table:style-name="Tabelle4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----------------------------"</text:span></text:span></text:p>
          </table:table-cell>
        </table:table-row>
      </table:table>
      <text:p text:style-name="Standard"/>
      <text:p text:style-name="Standard">Aufgabe 5: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/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Year: </text:span></text:span><text:span text:style-name="Absatz-Standardschriftart"><text:span text:style-name="T3">$_yea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Mnth: </text:span></text:span><text:span text:style-name="Absatz-Standardschriftart"><text:span text:style-name="T3">$_mnt</text:span></text:span><text:span text:style-name="Absatz-Standardschriftart"><text:span text:style-name="T4">"</text:span></text:span></text:p>
          </table:table-cell>
        </table:table-row>
        <text:soft-page-break/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Day : </text:span></text:span><text:span text:style-name="Absatz-Standardschriftart"><text:span text:style-name="T3">$_day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Hour: </text:span></text:span><text:span text:style-name="Absatz-Standardschriftart"><text:span text:style-name="T3">$_hrs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/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Min : </text:span></text:span><text:span text:style-name="Absatz-Standardschriftart"><text:span text:style-name="T3">$_min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Sec : </text:span></text:span><text:span text:style-name="Absatz-Standardschriftart"><text:span text:style-name="T3">$_sec</text:span></text:span><text:span text:style-name="Absatz-Standardschriftart"><text:span text:style-name="T4">"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----------------------------"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/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2">case</text:span></text:span><text:span text:style-name="Absatz-Standardschriftart"><text:span text:style-name="T3"> </text:span></text:span><text:span text:style-name="Absatz-Standardschriftart"><text:span text:style-name="T4">"</text:span></text:span><text:span text:style-name="Absatz-Standardschriftart"><text:span text:style-name="T3">$_mnt</text:span></text:span><text:span text:style-name="Absatz-Standardschriftart"><text:span text:style-name="T4">"</text:span></text:span><text:span text:style-name="Absatz-Standardschriftart"><text:span text:style-name="T3"> </text:span></text:span><text:span text:style-name="Absatz-Standardschriftart"><text:span text:style-name="T2">in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Jan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1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Feb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2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Mar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3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Apr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4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Mai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5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Jun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6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Jul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7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Aug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8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Sep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9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Okt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10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Nov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11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4">"Dez"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_mnt=12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2">*</text:span></text:span><text:span text:style-name="Absatz-Standardschriftart"><text:span text:style-name="T3">)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3"><text:s text:c="4"/></text:span></text:span><text:span text:style-name="Absatz-Standardschriftart"><text:span text:style-name="T5">echo</text:span></text:span><text:span text:style-name="Absatz-Standardschriftart"><text:span text:style-name="T3"> </text:span></text:span><text:span text:style-name="Absatz-Standardschriftart"><text:span text:style-name="T4">"Month not found!!!"</text:span></text:span></text:p>
          </table:table-cell>
        </table:table-row>
        <text:soft-page-break/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><text:s text:c="4"/>;;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2">esac</text:span></text:span></text:p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2"/>
          </table:table-cell>
        </table:table-row>
        <table:table-row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1"><text:span text:style-name="Absatz-Standardschriftart"><text:span text:style-name="T5">echo</text:span></text:span><text:span text:style-name="Absatz-Standardschriftart"><text:span text:style-name="T3"> $_mnt</text:span></text:span></text:p>
          </table:table-cell>
        </table:table-row>
      </table:table>
      <text:p text:style-name="Standard"/>
      <text:p text:style-name="Standard">Aufgabe 6: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2"/>
          </table:table-cell>
        </table:table-row>
        <table:table-row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2">mkdir -p Ordner/a/b/g/a/u</text:p>
          </table:table-cell>
        </table:table-row>
        <table:table-row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2"/>
          </table:table-cell>
        </table:table-row>
        <table:table-row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1"><text:span text:style-name="Absatz-Standardschriftart"><text:span text:style-name="T1">#Wenn das Verzeichnis schon vorhanden ist, werden die nächsten Vewrzeichnisse einfach in den existenten Ordner gechrieben.</text:span></text:span></text:p>
          </table:table-cell>
        </table:table-row>
      </table:table>
      <text:p text:style-name="Standard"/>
      <text:p text:style-name="Standard">Aufgabe 7: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"/>
          </table:table-cell>
          <table:table-cell office:value-type="string">
            <text:p text:style-name="P2"/>
          </table:table-cell>
        </table:table-row>
        <table:table-row>
          <table:table-cell table:style-name="Tabelle7.A1" office:value-type="string">
            <text:p text:style-name="P3"/>
          </table:table-cell>
          <table:table-cell table:style-name="Tabelle7.A1" office:value-type="string">
            <text:p text:style-name="P2"/>
          </table:table-cell>
        </table:table-row>
        <table:table-row>
          <table:table-cell table:style-name="Tabelle7.A1" office:value-type="string">
            <text:p text:style-name="P3"/>
          </table:table-cell>
          <table:table-cell table:style-name="Tabelle7.A1" office:value-type="string">
            <text:p text:style-name="P2">touch -a -m -t 201512180130.09 fileName.ext</text:p>
          </table:table-cell>
        </table:table-row>
        <table:table-row>
          <table:table-cell table:style-name="Tabelle7.A1" office:value-type="string">
            <text:p text:style-name="P3"/>
          </table:table-cell>
          <table:table-cell table:style-name="Tabelle7.A1" office:value-type="string">
            <text:p text:style-name="P2"/>
          </table:table-cell>
        </table:table-row>
        <table:table-row>
          <table:table-cell table:style-name="Tabelle7.A1" office:value-type="string">
            <text:p text:style-name="P3"/>
          </table:table-cell>
          <table:table-cell table:style-name="Tabelle7.A1" office:value-type="string">
            <text:p text:style-name="P1"><text:span text:style-name="Absatz-Standardschriftart"><text:span text:style-name="T1"># -a = accessed</text:span></text:span></text:p>
          </table:table-cell>
        </table:table-row>
        <table:table-row>
          <table:table-cell table:style-name="Tabelle7.A1" office:value-type="string">
            <text:p text:style-name="P3"/>
          </table:table-cell>
          <table:table-cell table:style-name="Tabelle7.A1" office:value-type="string">
            <text:p text:style-name="P1"><text:span text:style-name="Absatz-Standardschriftart"><text:span text:style-name="T1"># -m = modified</text:span></text:span></text:p>
          </table:table-cell>
        </table:table-row>
        <table:table-row>
          <table:table-cell table:style-name="Tabelle7.A1" office:value-type="string">
            <text:p text:style-name="P3"/>
          </table:table-cell>
          <table:table-cell table:style-name="Tabelle7.A1" office:value-type="string">
            <text:p text:style-name="P1"><text:span text:style-name="Absatz-Standardschriftart"><text:span text:style-name="T1"># -t <text:s/>= timestamp - use [[CC]YY]MMDDhhmm[.ss] time format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>Aufgabe 8:</text:p>
      <text:p text:style-name="P6">Die Umgebungsvariable PATH <text:s/>ändern und den Verzeichnis von Storemails.sh hinzufügen</text:p>
      <text:p text:style-name="P6">Oder Stotrmails.sh in einer der Pfade die sich in PATH befinden reinkopieren (ex.: /bin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de" style:country-asian="DE" style:font-name-complex="Courier New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l-c" style:family="text" style:parent-style-name="Absatz-Standardschriftart"/>
    <style:style style:name="pl-k" style:family="text" style:parent-style-name="Absatz-Standardschriftart"/>
    <style:style style:name="pl-s" style:family="text" style:parent-style-name="Absatz-Standardschriftart"/>
    <style:style style:name="pl-pds" style:family="text" style:parent-style-name="Absatz-Standardschriftart"/>
    <style:style style:name="pl-smi" style:family="text" style:parent-style-name="Absatz-Standardschriftart"/>
    <style:style style:name="pl-c1" style:family="text" style:parent-style-name="Absatz-Standardschriftart"/>
    <style:style style:name="HTML_20_Vorformatiert_20_Zchn" style:display-name="HTML Vorformatiert Zchn" style:family="text" style:parent-style-name="Absatz-Standardschriftart">
      <style:text-properties style:font-name="Courier New" fo:font-size="10pt" style:font-name-asian="Times New Roman" style:font-size-asian="10pt" style:language-asian="de" style:country-asian="DE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W1nd0ws</meta:initial-creator>
    <meta:creation-date>2018-10-17T09:57:00Z</meta:creation-date>
    <dc:date>2018-10-17T12:12:02.95</dc:date>
    <meta:editing-cycles>5</meta:editing-cycles>
    <meta:editing-duration>PT46S</meta:editing-duration>
    <meta:document-statistic meta:table-count="7" meta:image-count="0" meta:object-count="0" meta:page-count="4" meta:paragraph-count="118" meta:word-count="378" meta:character-count="2135"/>
    <meta:template xlink:type="simple" xlink:actuate="onRequest" xlink:title="" xlink:href="Normal"/>
  </office:meta>
</office:document-meta>
</file>